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Arial Black" svg:font-family="'Arial Black'"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2" style:family="graphic" style:parent-style-name="standard">
      <style:graphic-properties draw:stroke="solid" svg:stroke-width="0.012cm" svg:stroke-color="#ff0000" draw:stroke-linejoin="round" svg:stroke-linecap="round" draw:fill="none" fo:padding-top="0.006cm" fo:padding-bottom="0.006cm" fo:padding-left="0.006cm" fo:padding-right="0.006cm"/>
    </style:style>
    <style:style style:name="gr3" style:family="graphic" style:parent-style-name="standard">
      <style:graphic-properties draw:stroke="solid" svg:stroke-width="0.012cm" svg:stroke-color="#0000ff" draw:stroke-linejoin="round" svg:stroke-linecap="round" draw:fill="none" fo:padding-top="0.006cm" fo:padding-bottom="0.006cm" fo:padding-left="0.006cm" fo:padding-right="0.006cm"/>
    </style:style>
    <style:style style:name="gr4" style:family="graphic" style:parent-style-name="standard">
      <style:graphic-properties draw:stroke="none" draw:fill="solid" draw:fill-color="#0000ff"/>
    </style:style>
    <style:style style:name="gr5" style:family="graphic" style:parent-style-name="standard">
      <style:graphic-properties draw:stroke="none" draw:fill="none" draw:textarea-horizontal-align="left" draw:textarea-vertical-align="top" draw:auto-grow-height="true" draw:auto-grow-width="true" fo:min-height="0.283cm" fo:min-width="0.283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77cm" fo:min-width="0.477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96cm" fo:min-width="0.96cm" fo:padding-top="0cm" fo:padding-bottom="0cm" fo:padding-left="0cm" fo:padding-right="0cm"/>
    </style:style>
    <style:style style:name="P1" style:family="paragraph">
      <loext:graphic-properties draw:fill="none"/>
    </style:style>
    <style:style style:name="P2" style:family="paragraph">
      <loext:graphic-properties draw:fill="solid" draw:fill-color="#0000ff"/>
    </style:style>
    <style:style style:name="P3" style:family="paragraph">
      <style:paragraph-properties fo:text-align="start" style:writing-mode="lr-tb"/>
    </style:style>
    <style:style style:name="P4" style:family="paragraph">
      <loext:graphic-properties draw:fill="none"/>
      <style:text-properties fo:font-size="8.10000038146973pt" style:font-size-asian="8.10000038146973pt" style:font-size-complex="8.10000038146973pt"/>
    </style:style>
    <style:style style:name="P5" style:family="paragraph">
      <loext:graphic-properties draw:fill="none"/>
      <style:text-properties fo:font-size="13.6000003814697pt" style:font-size-asian="13.6000003814697pt" style:font-size-complex="13.6000003814697pt"/>
    </style:style>
    <style:style style:name="P6" style:family="paragraph">
      <loext:graphic-properties draw:fill="none"/>
      <style:text-properties fo:font-size="27.2999992370605pt" style:font-size-asian="27.2999992370605pt" style:font-size-complex="27.2999992370605pt"/>
    </style:style>
    <style:style style:name="T1" style:family="text">
      <style:text-properties fo:color="#0000ff" style:font-name="Arial Black1" fo:font-size="8.10000038146973pt" style:font-size-asian="8.10000038146973pt" style:font-name-complex="Arial Black1" style:font-size-complex="8.10000038146973pt"/>
    </style:style>
    <style:style style:name="T2" style:family="text">
      <style:text-properties fo:color="#000000" style:font-name="Arial Black1" fo:font-size="13.6000003814697pt" style:font-size-asian="13.6000003814697pt" style:font-name-complex="Arial Black1" style:font-size-complex="13.6000003814697pt"/>
    </style:style>
    <style:style style:name="T3" style:family="text">
      <style:text-properties fo:color="#000000" style:font-name="Arial Black1" fo:font-size="27.2999992370605pt" style:font-size-asian="27.2999992370605pt" style:font-name-complex="Arial Black1" style:font-size-complex="27.29999923706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3.755cm" svg:height="7.713cm" svg:x="12.077cm" svg:y="4.847cm" svg:viewBox="0 0 3756 7714" svg:d="M288 0l2660 46 313 318-745 745-313-318-1407 1406 319 313-751 749-313-317-51-2654 567 567 288-284zM3756 3471l-42-2659-318-317-745 749 318 314-1406 1405-317-317-746 749 317 313 2656 51-572-572 288-283zM288 3958l2660 42 313 318-745 745-313-318-1407 1406 319 317-751 746-313-317-51-2656 567 572 288-288zM3756 7426l-42-2660-318-313-745 745 318 313-1406 1407-317-319-746 751 317 313 2656 51-572-567 288-288z">
          <text:p/>
        </draw:path>
        <draw:polygon draw:style-name="gr2" draw:text-style-name="P1" draw:layer="layout" svg:width="0.407cm" svg:height="1.519cm" svg:x="7.577cm" svg:y="6.35cm" svg:viewBox="0 0 408 1520" draw:points="0,0 408,0 408,1520 0,1520">
          <text:p/>
        </draw:polygon>
        <draw:polygon draw:style-name="gr1" draw:text-style-name="P1" draw:layer="layout" svg:width="7.993cm" svg:height="5.195cm" svg:x="3.784cm" svg:y="4.512cm" svg:viewBox="0 0 7994 5196" draw:points="7994,1016 7994,4180 7989,4281 7972,4379 7951,4476 7917,4569 7875,4658 7824,4747 7761,4823 7697,4899 7621,4967 7541,5026 7456,5077 7367,5119 7274,5153 7177,5174 7079,5191 6978,5196 6025,5196 6025,4768 5013,4768 5013,5196 2981,5196 2981,4768 1965,4768 1965,5196 1017,5196 916,5191 818,5174 721,5153 628,5119 539,5077 454,5026 374,4967 297,4899 230,4823 169,4747 119,4658 76,4569 42,4476 21,4379 4,4281 0,4180 0,1016 4,910 21,805 51,703 89,601 136,508 195,419 264,335 336,263 420,195 509,136 602,89 704,51 805,21 911,4 1017,0 1965,0 1965,428 2981,428 2981,0 5013,0 5013,428 6025,428 6025,0 6978,0 7083,4 7189,21 7291,51 7393,89 7486,136 7575,195 7659,263 7731,335 7799,419 7858,508 7905,601 7943,703 7972,805 7989,910">
          <text:p/>
        </draw:polygon>
        <draw:path draw:style-name="gr2" draw:text-style-name="P1" draw:layer="layout" svg:width="0.305cm" svg:height="0.309cm" svg:x="4.516cm" svg:y="12.357cm" svg:viewBox="0 0 306 310" svg:d="M306 152c0-85-72-152-153-152-85 0-153 67-153 152 0 86 68 158 153 158 81 0 153-72 153-158z">
          <text:p/>
        </draw:path>
        <draw:path draw:style-name="gr2" draw:text-style-name="P1" draw:layer="layout" svg:width="0.309cm" svg:height="0.309cm" svg:x="7.509cm" svg:y="14.088cm" svg:viewBox="0 0 310 310" svg:d="M310 152c0-84-71-152-156-152s-154 68-154 152c0 85 69 158 154 158s156-73 156-158z">
          <text:p/>
        </draw:path>
        <draw:path draw:style-name="gr2" draw:text-style-name="P1" draw:layer="layout" svg:width="0.309cm" svg:height="0.305cm" svg:x="7.509cm" svg:y="10.629cm" svg:viewBox="0 0 310 306" svg:d="M310 153c0-85-71-153-156-153s-154 68-154 153c0 81 69 153 154 153s156-72 156-153z">
          <text:p/>
        </draw:path>
        <draw:path draw:style-name="gr2" draw:text-style-name="P1" draw:layer="layout" svg:width="0.377cm" svg:height="0.377cm" svg:x="10.066cm" svg:y="6.921cm" svg:viewBox="0 0 378 378" svg:d="M378 187c0-106-85-187-191-187s-187 81-187 187 81 191 187 191 191-85 191-191z">
          <text:p/>
        </draw:path>
        <draw:path draw:style-name="gr2" draw:text-style-name="P1" draw:layer="layout" svg:width="0.376cm" svg:height="0.377cm" svg:x="5.118cm" svg:y="6.921cm" svg:viewBox="0 0 377 378" svg:d="M377 187c0-106-85-187-191-187s-186 81-186 187 80 191 186 191 191-85 191-191z">
          <text:p/>
        </draw:path>
        <draw:path draw:style-name="gr2" draw:text-style-name="P1" draw:layer="layout" svg:width="3.2cm" svg:height="3.196cm" svg:x="5.067cm" svg:y="10.913cm" svg:viewBox="0 0 3201 3197" svg:d="M3201 1597c0-881-720-1597-1601-1597-885 0-1600 716-1600 1597s715 1600 1600 1600c881 0 1601-719 1601-1600z">
          <text:p/>
        </draw:path>
        <draw:polygon draw:style-name="gr1" draw:text-style-name="P1" draw:layer="layout" svg:width="7.992cm" svg:height="5.194cm" svg:x="3.869cm" svg:y="9.914cm" svg:viewBox="0 0 7993 5195" draw:points="0,4184 0,1016 4,923 17,830 38,737 68,648 106,563 153,483 208,402 267,330 331,267 403,207 483,152 564,106 648,68 737,38 831,17 924,4 1017,0 6452,0 6452,428 7566,428 7566,1816 7993,1816 7993,3379 7566,3379 7566,4772 6452,4772 6452,5195 1017,5195 924,5191 831,5178 737,5157 648,5128 564,5089 483,5043 403,4992 331,4933 267,4865 208,4793 153,4717 106,4632 68,4548 38,4459 17,4370 4,4277">
          <text:p/>
        </draw:polygon>
        <draw:polygon draw:style-name="gr2" draw:text-style-name="P1" draw:layer="layout" svg:width="0.407cm" svg:height="1.519cm" svg:x="19.951cm" svg:y="6.35cm" svg:viewBox="0 0 408 1520" draw:points="0,0 408,0 408,1520 0,1520">
          <text:p/>
        </draw:polygon>
        <draw:polygon draw:style-name="gr1" draw:text-style-name="P1" draw:layer="layout" svg:width="7.993cm" svg:height="5.195cm" svg:x="16.158cm" svg:y="4.512cm" svg:viewBox="0 0 7994 5196" draw:points="7994,1016 7994,4180 7989,4268 7977,4357 7960,4442 7934,4527 7896,4611 7858,4688 7812,4764 7757,4831 7697,4899 7630,4958 7562,5014 7486,5060 7409,5102 7325,5136 7240,5162 7155,5179 7067,5191 6978,5196 6029,5196 6029,4768 5013,4768 5013,5196 2980,5196 2980,4768 1969,4768 1969,5196 1016,5196 927,5191 838,5179 754,5162 669,5136 589,5102 508,5060 432,5014 364,4958 296,4899 237,4831 182,4764 136,4688 98,4611 64,4527 34,4442 17,4357 4,4268 0,4180 0,1016 4,923 17,830 38,737 68,648 106,563 153,483 208,402 267,330 330,267 402,203 483,153 563,106 648,68 737,38 830,17 923,4 1016,0 1969,0 1969,428 2980,428 2980,0 5013,0 5013,428 6029,428 6029,0 6978,0 7071,4 7164,17 7257,38 7346,68 7431,106 7511,153 7592,203 7663,267 7727,330 7790,402 7841,483 7888,563 7926,648 7956,737 7977,830 7989,923">
          <text:p/>
        </draw:polygon>
        <draw:path draw:style-name="gr2" draw:text-style-name="P1" draw:layer="layout" svg:width="0.377cm" svg:height="0.377cm" svg:x="22.44cm" svg:y="6.921cm" svg:viewBox="0 0 378 378" svg:d="M378 187c0-106-85-187-191-187s-187 81-187 187 81 191 187 191 191-85 191-191z">
          <text:p/>
        </draw:path>
        <draw:path draw:style-name="gr2" draw:text-style-name="P1" draw:layer="layout" svg:width="0.376cm" svg:height="0.377cm" svg:x="17.492cm" svg:y="6.921cm" svg:viewBox="0 0 377 378" svg:d="M377 187c0-106-85-187-191-187s-186 81-186 187 80 191 186 191 191-85 191-191z">
          <text:p/>
        </draw:path>
        <draw:path draw:style-name="gr2" draw:text-style-name="P1" draw:layer="layout" svg:width="2.396cm" svg:height="2.396cm" svg:x="5.38cm" svg:y="16.713cm" svg:viewBox="0 0 2397 2397" svg:d="M2397 1198c0-665-537-1198-1198-1198-666 0-1199 533-1199 1198 0 661 533 1199 1199 1199 661 0 1198-538 1198-1199z">
          <text:p/>
        </draw:path>
        <draw:path draw:style-name="gr1" draw:text-style-name="P1" draw:layer="layout" svg:width="5.194cm" svg:height="5.195cm" svg:x="3.983cm" svg:y="15.311cm" svg:viewBox="0 0 5195 5196" svg:d="M5195 2596c0-1436-1164-2596-2600-2596-1435 0-2595 1160-2595 2596s1160 2600 2595 2600c1436 0 2600-1164 2600-2600z">
          <text:p/>
        </draw:path>
        <draw:path draw:style-name="gr1" draw:text-style-name="P1" draw:layer="layout" svg:width="5.194cm" svg:height="5.195cm" svg:x="13.635cm" svg:y="15.311cm" svg:viewBox="0 0 5195 5196" svg:d="M5195 2596c0-1436-1165-2596-2600-2596s-2595 1160-2595 2596 1160 2600 2595 2600 2600-1164 2600-2600z">
          <text:p/>
        </draw:path>
        <draw:path draw:style-name="gr1" draw:text-style-name="P1" draw:layer="layout" svg:width="5.195cm" svg:height="5.195cm" svg:x="18.918cm" svg:y="15.311cm" svg:viewBox="0 0 5196 5196" svg:d="M5196 2596c0-1436-1166-2596-2601-2596s-2595 1160-2595 2596 1160 2600 2595 2600 2601-1164 2601-2600z">
          <text:p/>
        </draw:path>
        <draw:path draw:style-name="gr2" draw:text-style-name="P1" draw:layer="layout" svg:width="0.377cm" svg:height="0.377cm" svg:x="21.327cm" svg:y="17.72cm" svg:viewBox="0 0 378 378" svg:d="M378 188c0-107-86-188-192-188s-186 81-186 188c0 105 80 190 186 190s192-85 192-190z">
          <text:p/>
        </draw:path>
        <draw:path draw:style-name="gr2" draw:text-style-name="P1" draw:layer="layout" svg:width="0.373cm" svg:height="0.377cm" svg:x="16.048cm" svg:y="17.72cm" svg:viewBox="0 0 374 378" svg:d="M374 188c0-107-85-188-187-188-106 0-187 81-187 188 0 105 81 190 187 190 102 0 187-85 187-190z">
          <text:p/>
        </draw:path>
        <draw:path draw:style-name="gr2" draw:text-style-name="P1" draw:layer="layout" svg:width="0.377cm" svg:height="0.377cm" svg:x="6.392cm" svg:y="15.722cm" svg:viewBox="0 0 378 378" svg:d="M378 186c0-105-85-186-192-186-106 0-186 81-186 186 0 107 80 192 186 192 107 0 192-85 192-192z">
          <text:p/>
        </draw:path>
        <draw:path draw:style-name="gr2" draw:text-style-name="P1" draw:layer="layout" svg:width="0.377cm" svg:height="0.377cm" svg:x="4.66cm" svg:y="18.719cm" svg:viewBox="0 0 378 378" svg:d="M378 187c0-106-84-187-190-187s-188 81-188 187 82 191 188 191 190-85 190-191z">
          <text:p/>
        </draw:path>
        <draw:path draw:style-name="gr2" draw:text-style-name="P1" draw:layer="layout" svg:width="0.373cm" svg:height="0.377cm" svg:x="8.123cm" svg:y="18.719cm" svg:viewBox="0 0 374 378" svg:d="M374 187c0-106-85-187-187-187-106 0-187 81-187 187s81 191 187 191c102 0 187-85 187-191z">
          <text:p/>
        </draw:path>
        <draw:path draw:style-name="gr2" draw:text-style-name="P1" draw:layer="layout" svg:width="0.373cm" svg:height="0.377cm" svg:x="16.048cm" svg:y="15.722cm" svg:viewBox="0 0 374 378" svg:d="M374 186c0-105-85-186-187-186-106 0-187 81-187 186 0 107 81 192 187 192 102 0 187-85 187-192z">
          <text:p/>
        </draw:path>
        <draw:path draw:style-name="gr2" draw:text-style-name="P1" draw:layer="layout" svg:width="0.376cm" svg:height="0.377cm" svg:x="14.317cm" svg:y="18.719cm" svg:viewBox="0 0 377 378" svg:d="M377 187c0-106-84-187-190-187-107 0-187 81-187 187s80 191 187 191c106 0 190-85 190-191z">
          <text:p/>
        </draw:path>
        <draw:path draw:style-name="gr2" draw:text-style-name="P1" draw:layer="layout" svg:width="0.377cm" svg:height="0.377cm" svg:x="17.775cm" svg:y="18.719cm" svg:viewBox="0 0 378 378" svg:d="M378 187c0-106-85-187-190-187-107 0-188 81-188 187s81 191 188 191c105 0 190-85 190-191z">
          <text:p/>
        </draw:path>
        <draw:path draw:style-name="gr2" draw:text-style-name="P1" draw:layer="layout" svg:width="0.377cm" svg:height="0.377cm" svg:x="21.327cm" svg:y="15.722cm" svg:viewBox="0 0 378 378" svg:d="M378 186c0-105-86-186-192-186s-186 81-186 186c0 107 80 192 186 192s192-85 192-192z">
          <text:p/>
        </draw:path>
        <draw:path draw:style-name="gr2" draw:text-style-name="P1" draw:layer="layout" svg:width="0.376cm" svg:height="0.377cm" svg:x="19.596cm" svg:y="18.719cm" svg:viewBox="0 0 377 378" svg:d="M377 187c0-106-84-187-190-187-107 0-187 81-187 187s80 191 187 191c106 0 190-85 190-191z">
          <text:p/>
        </draw:path>
        <draw:path draw:style-name="gr2" draw:text-style-name="P1" draw:layer="layout" svg:width="0.377cm" svg:height="0.377cm" svg:x="23.058cm" svg:y="18.719cm" svg:viewBox="0 0 378 378" svg:d="M378 187c0-106-84-187-190-187s-188 81-188 187 82 191 188 191 190-85 190-191z">
          <text:p/>
        </draw:path>
        <draw:path draw:style-name="gr2" draw:text-style-name="P1" draw:layer="layout" svg:width="0.309cm" svg:height="0.309cm" svg:x="16.721cm" svg:y="12.357cm" svg:viewBox="0 0 310 310" svg:d="M310 152c0-85-72-152-156-152-86 0-154 67-154 152 0 86 68 158 154 158 84 0 156-72 156-158z">
          <text:p/>
        </draw:path>
        <draw:path draw:style-name="gr2" draw:text-style-name="P1" draw:layer="layout" svg:width="0.309cm" svg:height="0.309cm" svg:x="19.718cm" svg:y="14.088cm" svg:viewBox="0 0 310 310" svg:d="M310 152c0-84-72-152-157-152s-153 68-153 152c0 85 68 158 153 158s157-73 157-158z">
          <text:p/>
        </draw:path>
        <draw:path draw:style-name="gr2" draw:text-style-name="P1" draw:layer="layout" svg:width="0.309cm" svg:height="0.305cm" svg:x="19.718cm" svg:y="10.629cm" svg:viewBox="0 0 310 306" svg:d="M310 153c0-85-72-153-157-153s-153 68-153 153c0 81 68 153 153 153s157-72 157-153z">
          <text:p/>
        </draw:path>
        <draw:path draw:style-name="gr2" draw:text-style-name="P1" draw:layer="layout" svg:width="3.196cm" svg:height="3.196cm" svg:x="17.276cm" svg:y="10.913cm" svg:viewBox="0 0 3197 3197" svg:d="M3197 1597c0-881-716-1597-1600-1597-881 0-1597 716-1597 1597s716 1600 1597 1600c884 0 1600-719 1600-1600z">
          <text:p/>
        </draw:path>
        <draw:polygon draw:style-name="gr1" draw:text-style-name="P1" draw:layer="layout" svg:width="7.993cm" svg:height="5.194cm" svg:x="16.073cm" svg:y="9.914cm" svg:viewBox="0 0 7994 5195" draw:points="0,4184 0,1016 5,923 17,830 43,737 72,648 111,563 153,483 208,402 267,330 335,267 407,207 483,152 564,106 652,68 741,38 830,17 923,4 1016,0 6453,0 6453,428 7571,428 7571,1816 7994,1816 7994,3379 7571,3379 7571,4772 6453,4772 6453,5195 1016,5195 923,5191 830,5178 741,5157 652,5128 564,5089 483,5043 407,4992 335,4933 267,4865 208,4793 153,4717 111,4632 72,4548 43,4459 17,4370 5,4277">
          <text:p/>
        </draw:polygon>
        <draw:path draw:style-name="gr2" draw:text-style-name="P1" draw:layer="layout" svg:width="1.973cm" svg:height="0.931cm" svg:x="10.358cm" svg:y="16.336cm" svg:viewBox="0 0 1974 932" svg:d="M267 131v669l-4 21-4 21-9 22-17 21-12 18-22 12-21 9-21 8h-46l-22-8-21-9-17-12-17-18-12-21-13-22-4-21-5-21v-669l5-21 4-21 13-21 12-21 17-17 17-13 21-9 22-4 25-4 21 4 21 4 21 9 22 13 12 17 17 21 9 21 4 21zM1974 131v669l-4 21-4 21-13 22-13 21-12 18-22 12-21 9-21 4-25 4-21-4-22-4-21-9-21-12-13-18-17-21-8-22-4-21-4-21v-669l4-21 4-25 8-17 17-21 13-17 21-13 21-9 22-8h46l21 8 21 9 22 13 12 17 13 21 13 17 4 25z">
          <text:p/>
        </draw:path>
        <draw:polygon draw:style-name="gr1" draw:text-style-name="P1" draw:layer="layout" svg:width="4.288cm" svg:height="2.066cm" svg:x="9.199cm" svg:y="16.073cm" svg:viewBox="0 0 4289 2067" draw:points="3125,30 4162,631 4192,648 4217,674 4242,699 4259,729 4272,762 4285,796 4289,830 4289,868 4285,902 4276,936 4259,970 4242,1000 4137,1131 4026,1258 3908,1376 3781,1487 3645,1589 3506,1682 3358,1767 3209,1843 3053,1906 2892,1957 2731,2004 2566,2033 2397,2055 2227,2067 2062,2067 1893,2055 1728,2033 1558,2004 1397,1957 1236,1906 1083,1843 931,1767 783,1682 643,1589 512,1487 381,1376 262,1258 152,1131 46,1000 29,970 16,936 4,902 0,868 0,830 4,796 16,762 29,729 46,699 72,674 97,648 127,631 1155,34 1202,22 1248,13 1295,9 1342,13 1388,22 1435,39 1477,56 1519,81 1639,187 1647,174 1660,161 1673,157 1690,149 1719,149 1732,153 1749,157 1762,166 1770,178 1779,191 1783,204 1787,221 1787,233 1783,250 1779,263 1859,297 1939,318 2020,335 2105,343 2189,343 2274,335 2359,318 2439,293 2515,263 2511,250 2507,233 2507,216 2511,204 2515,191 2524,174 2536,166 2545,157 2562,149 2574,144 2591,144 2604,149 2621,153 2634,161 2646,170 2655,183 2782,72 2816,51 2850,30 2888,17 2926,5 2968,0 3006,0 3049,5 3087,17">
          <text:p/>
        </draw:polygon>
        <draw:path draw:style-name="gr2" draw:text-style-name="P1" draw:layer="layout" svg:width="0.178cm" svg:height="0.177cm" svg:x="7.34cm" svg:y="16.222cm" svg:viewBox="0 0 179 178" svg:d="M179 89c0-51-42-89-89-89-51 0-90 38-90 89 0 46 39 89 90 89 47 0 89-43 89-89z">
          <text:p/>
        </draw:path>
        <draw:path draw:style-name="gr2" draw:text-style-name="P1" draw:layer="layout" svg:width="0.178cm" svg:height="0.173cm" svg:x="5.634cm" svg:y="16.226cm" svg:viewBox="0 0 179 174" svg:d="M179 85c0-47-42-85-90-85-51 0-89 38-89 85s38 89 89 89c48 0 90-42 90-89z">
          <text:p/>
        </draw:path>
        <draw:path draw:style-name="gr2" draw:text-style-name="P1" draw:layer="layout" svg:width="0.177cm" svg:height="0.178cm" svg:x="4.682cm" svg:y="17.881cm" svg:viewBox="0 0 178 179" svg:d="M178 90c0-52-42-90-89-90-50 0-89 38-89 90 0 47 39 89 89 89 47 0 89-42 89-89z">
          <text:p/>
        </draw:path>
        <draw:path draw:style-name="gr2" draw:text-style-name="P1" draw:layer="layout" svg:width="0.173cm" svg:height="0.177cm" svg:x="5.537cm" svg:y="19.359cm" svg:viewBox="0 0 174 178" svg:d="M174 89c0-50-42-89-90-89-46 0-84 39-84 89 0 47 38 89 84 89 48 0 90-42 90-89z">
          <text:p/>
        </draw:path>
        <draw:path draw:style-name="gr2" draw:text-style-name="P1" draw:layer="layout" svg:width="0.174cm" svg:height="0.173cm" svg:x="7.45cm" svg:y="19.359cm" svg:viewBox="0 0 175 174" svg:d="M175 84c0-46-43-84-89-84-48 0-86 38-86 84 0 48 38 90 86 90 46 0 89-42 89-90z">
          <text:p/>
        </draw:path>
        <draw:path draw:style-name="gr2" draw:text-style-name="P1" draw:layer="layout" svg:width="0.178cm" svg:height="0.174cm" svg:x="8.301cm" svg:y="17.881cm" svg:viewBox="0 0 179 175" svg:d="M179 86c0-47-42-86-90-86-51 0-89 39-89 86 0 46 38 89 89 89 48 0 90-43 90-89z">
          <text:p/>
        </draw:path>
        <draw:path draw:style-name="gr2" draw:text-style-name="P1" draw:layer="layout" svg:width="1.973cm" svg:height="0.931cm" svg:x="10.354cm" svg:y="19.278cm" svg:viewBox="0 0 1974 932" svg:d="M1707 797v-666l5-21 4-21 8-21 13-17 13-17 17-13 21-12 21-9h63l22 9 21 12 17 13 12 17 13 17 9 21 4 21 4 21v666l-4 25-4 22-9 21-17 17-13 17-21 12-21 13-21 4h-47l-21-4-21-13-21-12-13-17-13-17-12-21-4-22zM0 797v-666l4-25 5-21 12-21 13-17 17-17 17-13 21-8 21-9h47l21 9 21 8 21 13 13 17 17 17 8 21 5 21 4 25v666l-4 25-5 22-8 21-17 17-13 17-21 12-21 13-21 4-21 4-26-4-21-4-21-13-17-12-17-17-13-17-12-21-5-22z">
          <text:p/>
        </draw:path>
        <draw:polygon draw:style-name="gr1" draw:text-style-name="P1" draw:layer="layout" svg:width="4.288cm" svg:height="2.066cm" svg:x="9.199cm" svg:y="18.402cm" svg:viewBox="0 0 4289 2067" draw:points="1164,2041 127,1440 97,1419 72,1398 46,1368 29,1339 16,1309 4,1271 0,1237 0,1202 4,1168 16,1130 29,1100 46,1071 152,935 262,808 381,690 508,580 643,478 783,385 931,305 1083,228 1236,165 1397,110 1558,68 1724,34 1893,13 2062,0 2227,0 2397,13 2566,34 2731,68 2892,110 3053,165 3209,228 3358,305 3506,385 3645,478 3781,580 3908,694 4026,813 4137,935 4242,1071 4259,1100 4272,1130 4285,1164 4289,1202 4289,1237 4285,1271 4276,1305 4259,1339 4242,1368 4217,1398 4192,1419 4162,1440 3133,2033 3087,2050 3040,2058 2947,2058 2900,2046 2854,2033 2811,2012 2769,1986 2651,1885 2642,1897 2629,1906 2617,1914 2600,1919 2587,1923 2570,1923 2557,1919 2541,1910 2532,1902 2519,1893 2511,1880 2507,1863 2502,1851 2502,1834 2507,1821 2511,1804 2435,1775 2350,1749 2270,1732 2185,1728 2100,1728 2016,1736 1931,1749 1851,1775 1774,1808 1779,1821 1783,1838 1783,1851 1779,1868 1774,1880 1766,1893 1757,1906 1745,1914 1728,1919 1715,1923 1685,1923 1668,1919 1656,1910 1643,1897 1635,1889 1507,1999 1473,2020 1439,2037 1401,2054 1363,2062 1325,2067 1282,2067 1244,2062 1202,2054">
          <text:p/>
        </draw:polygon>
        <draw:path draw:style-name="gr2" draw:text-style-name="P1" draw:layer="layout" svg:width="1.998cm" svg:height="1.871cm" svg:x="12.814cm" svg:y="13.449cm" svg:viewBox="0 0 1999 1872" svg:d="M1766 725l-427-509-13-21-13-22-4-21v-46l4-22 13-21 13-17 16-17 17-12 22-13 21-4h46l21 4 22 13 21 12 17 17 427 508 13 22 8 17 9 22v42l-4 21-9 21-12 21-13 13-17 17-17 9-21 8-21 4h-47l-17-8-21-9-17-12zM462 1825l-433-512-12-21-9-21-4-21-4-22 4-25 4-21 9-21 12-17 17-17 22-13 21-8 21-9h46l23 9 21 8 17 13 17 17 427 508 13 21 13 21 4 21 4 21-4 26-4 21-13 21-13 21-17 13-17 13-21 12-21 5-25 4-22-4-21-5-21-12-21-13z">
          <text:p/>
        </draw:path>
        <draw:polygon draw:style-name="gr1" draw:text-style-name="P1" draw:layer="layout" svg:width="3.407cm" svg:height="3.006cm" svg:x="12.031cm" svg:y="12.75cm" svg:viewBox="0 0 3408 3007" draw:points="1486,2795 300,3007 232,3007 199,3003 165,2990 131,2973 101,2956 76,2931 50,2905 34,2876 21,2842 8,2808 4,2774 0,2605 4,2435 17,2266 46,2101 80,1936 131,1775 186,1618 254,1466 334,1314 423,1170 516,1034 622,903 736,776 859,661 990,551 1126,453 1265,360 1414,280 1566,208 1723,148 1883,98 2049,55 2214,26 2379,9 2548,0 2717,5 2883,17 3052,43 3217,77 3251,89 3280,102 3311,123 3337,148 3362,174 3379,204 3396,237 3404,271 3408,305 3408,339 3404,377 3396,411 2988,1530 2959,1568 2929,1606 2895,1635 2857,1665 2815,1686 2772,1707 2726,1720 2679,1724 2518,1724 2523,1741 2518,1754 2514,1771 2506,1784 2497,1792 2485,1800 2468,1809 2455,1813 2425,1813 2408,1809 2396,1800 2383,1792 2375,1779 2366,1767 2362,1754 2281,1779 2205,1813 2133,1856 2061,1902 1998,1957 1939,2016 1883,2084 1837,2152 1799,2228 1812,2237 1824,2245 1833,2258 1841,2270 1845,2283 1850,2300 1850,2313 1845,2330 1837,2342 1828,2355 1816,2364 1803,2372 1790,2380 1761,2380 1744,2376 1718,2546 1710,2584 1693,2622 1672,2656 1651,2689 1621,2719 1591,2745 1558,2766 1519,2783">
          <text:p/>
        </draw:polygon>
        <draw:path draw:style-name="gr3" draw:text-style-name="P1" draw:layer="layout" svg:width="7.993cm" svg:height="0.504cm" svg:x="3.784cm" svg:y="5.647cm" svg:viewBox="0 0 7994 505" svg:d="M0 0v505M7994 0v505M323 263h2798M7672 263h-2798">
          <text:p/>
        </draw:path>
        <draw:polygon draw:style-name="gr4" draw:text-style-name="P2" draw:layer="layout" svg:width="0.322cm" svg:height="0.085cm" svg:x="3.784cm" svg:y="5.867cm" svg:viewBox="0 0 323 86" draw:points="323,42 0,42 323,86 323,0 0,42">
          <text:p/>
        </draw:polygon>
        <draw:polygon draw:style-name="gr3" draw:text-style-name="P1" draw:layer="layout" svg:width="0.322cm" svg:height="0.085cm" svg:x="3.784cm" svg:y="5.867cm" svg:viewBox="0 0 323 86" draw:points="0,42 323,86 323,0">
          <text:p/>
        </draw:polygon>
        <draw:polygon draw:style-name="gr4" draw:text-style-name="P2" draw:layer="layout" svg:width="0.322cm" svg:height="0.085cm" svg:x="11.455cm" svg:y="5.867cm" svg:viewBox="0 0 323 86" draw:points="0,42 323,42 0,0 0,86 323,42">
          <text:p/>
        </draw:polygon>
        <draw:polygon draw:style-name="gr3" draw:text-style-name="P1" draw:layer="layout" svg:width="0.322cm" svg:height="0.085cm" svg:x="11.455cm" svg:y="5.867cm" svg:viewBox="0 0 323 86" draw:points="323,42 0,0 0,86">
          <text:p/>
        </draw:polygon>
        <draw:path draw:style-name="gr3" draw:text-style-name="P1" draw:layer="layout" svg:width="1.211cm" svg:height="5.195cm" svg:x="4.419cm" svg:y="4.512cm" svg:viewBox="0 0 1212 5196" svg:d="M1212 0h-1212M1212 5196h-1212M237 318v1524M237 4878v-1524">
          <text:p/>
        </draw:path>
        <draw:polygon draw:style-name="gr4" draw:text-style-name="P2" draw:layer="layout" svg:width="0.081cm" svg:height="0.318cm" svg:x="4.618cm" svg:y="4.512cm" svg:viewBox="0 0 82 319" draw:points="38,319 38,0 0,319 82,319 38,0">
          <text:p/>
        </draw:polygon>
        <draw:polygon draw:style-name="gr3" draw:text-style-name="P1" draw:layer="layout" svg:width="0.081cm" svg:height="0.318cm" svg:x="4.618cm" svg:y="4.512cm" svg:viewBox="0 0 82 319" draw:points="38,0 0,319 82,319">
          <text:p/>
        </draw:polygon>
        <draw:polygon draw:style-name="gr4" draw:text-style-name="P2" draw:layer="layout" svg:width="0.081cm" svg:height="0.318cm" svg:x="4.618cm" svg:y="9.389cm" svg:viewBox="0 0 82 319" draw:points="38,0 38,319 82,0 0,0 38,319">
          <text:p/>
        </draw:polygon>
        <draw:polygon draw:style-name="gr3" draw:text-style-name="P1" draw:layer="layout" svg:width="0.081cm" svg:height="0.318cm" svg:x="4.618cm" svg:y="9.389cm" svg:viewBox="0 0 82 319" draw:points="38,319 82,0 0,0">
          <text:p/>
        </draw:polygon>
        <draw:frame draw:style-name="gr5" draw:text-style-name="P4" draw:layer="layout" svg:width="1.64cm" svg:height="0.336cm" svg:x="6.934cm" svg:y="5.765cm">
          <draw:text-box>
            <text:p text:style-name="P3"><text:span text:style-name="T1">100.00 mm</text:span></text:p>
          </draw:text-box>
        </draw:frame>
        <draw:path draw:style-name="gr1" draw:text-style-name="P1" draw:layer="layout" svg:width="0.398cm" svg:height="0.398cm" svg:x="6.468cm" svg:y="12.314cm" svg:viewBox="0 0 399 399" svg:d="M0 200h399M200 399v-399">
          <text:p/>
        </draw:path>
        <draw:path draw:style-name="gr3" draw:text-style-name="P1" draw:layer="layout" svg:width="5.194cm" svg:height="1.457cm" svg:x="6.667cm" svg:y="11.717cm" svg:viewBox="0 0 5195 1458" svg:d="M0 674v-674M5195 1458v-1458M318 242h1525M4878 242h-1524">
          <text:p/>
        </draw:path>
        <draw:polygon draw:style-name="gr4" draw:text-style-name="P2" draw:layer="layout" svg:width="0.318cm" svg:height="0.085cm" svg:x="6.667cm" svg:y="11.916cm" svg:viewBox="0 0 319 86" draw:points="319,43 0,43 319,86 319,0 0,43">
          <text:p/>
        </draw:polygon>
        <draw:polygon draw:style-name="gr3" draw:text-style-name="P1" draw:layer="layout" svg:width="0.318cm" svg:height="0.085cm" svg:x="6.667cm" svg:y="11.916cm" svg:viewBox="0 0 319 86" draw:points="0,43 319,86 319,0">
          <text:p/>
        </draw:polygon>
        <draw:polygon draw:style-name="gr4" draw:text-style-name="P2" draw:layer="layout" svg:width="0.317cm" svg:height="0.085cm" svg:x="11.544cm" svg:y="11.916cm" svg:viewBox="0 0 318 86" draw:points="0,43 318,43 0,0 0,86 318,43">
          <text:p/>
        </draw:polygon>
        <draw:polygon draw:style-name="gr3" draw:text-style-name="P1" draw:layer="layout" svg:width="0.317cm" svg:height="0.085cm" svg:x="11.544cm" svg:y="11.916cm" svg:viewBox="0 0 318 86" draw:points="318,43 0,0 0,86">
          <text:p/>
        </draw:polygon>
        <draw:frame draw:style-name="gr5" draw:text-style-name="P4" draw:layer="layout" svg:width="1.458cm" svg:height="0.336cm" draw:transform="rotate (1.5707963267949) translate (4.512cm 7.866cm)">
          <draw:text-box>
            <text:p text:style-name="P3"><text:span text:style-name="T1">65.00 mm</text:span></text:p>
          </draw:text-box>
        </draw:frame>
        <draw:path draw:style-name="gr3" draw:text-style-name="P1" draw:layer="layout" svg:width="7.992cm" svg:height="1.494cm" svg:x="3.869cm" svg:y="13.415cm" svg:viewBox="0 0 7993 1495" svg:d="M7993 0v1495M0 801v694M7676 1254h-2803M323 1254h2798">
          <text:p/>
        </draw:path>
        <draw:polygon draw:style-name="gr4" draw:text-style-name="P2" draw:layer="layout" svg:width="0.317cm" svg:height="0.084cm" svg:x="11.544cm" svg:y="14.626cm" svg:viewBox="0 0 318 85" draw:points="0,43 318,43 0,0 0,85 318,43">
          <text:p/>
        </draw:polygon>
        <draw:polygon draw:style-name="gr3" draw:text-style-name="P1" draw:layer="layout" svg:width="0.317cm" svg:height="0.084cm" svg:x="11.544cm" svg:y="14.626cm" svg:viewBox="0 0 318 85" draw:points="318,43 0,0 0,85">
          <text:p/>
        </draw:polygon>
        <draw:polygon draw:style-name="gr4" draw:text-style-name="P2" draw:layer="layout" svg:width="0.322cm" svg:height="0.084cm" svg:x="3.869cm" svg:y="14.626cm" svg:viewBox="0 0 323 85" draw:points="323,43 0,43 323,85 323,0 0,43">
          <text:p/>
        </draw:polygon>
        <draw:polygon draw:style-name="gr3" draw:text-style-name="P1" draw:layer="layout" svg:width="0.322cm" svg:height="0.084cm" svg:x="3.869cm" svg:y="14.626cm" svg:viewBox="0 0 323 85" draw:points="0,43 323,85 323,0">
          <text:p/>
        </draw:polygon>
        <draw:frame draw:style-name="gr5" draw:text-style-name="P4" draw:layer="layout" svg:width="1.458cm" svg:height="0.336cm" svg:x="8.513cm" svg:y="11.81cm">
          <draw:text-box>
            <text:p text:style-name="P3"><text:span text:style-name="T1">65.00 mm</text:span></text:p>
          </draw:text-box>
        </draw:frame>
        <draw:path draw:style-name="gr3" draw:text-style-name="P1" draw:layer="layout" svg:width="0.834cm" svg:height="5.194cm" svg:x="3.932cm" svg:y="9.914cm" svg:viewBox="0 0 835 5195" svg:d="M835 0h-835M835 5195h-835M237 322v1519M237 4878v-1524">
          <text:p/>
        </draw:path>
        <draw:polygon draw:style-name="gr4" draw:text-style-name="P2" draw:layer="layout" svg:width="0.085cm" svg:height="0.322cm" svg:x="4.127cm" svg:y="9.914cm" svg:viewBox="0 0 86 323" draw:points="43,323 43,0 0,323 86,323 43,0">
          <text:p/>
        </draw:polygon>
        <draw:polygon draw:style-name="gr3" draw:text-style-name="P1" draw:layer="layout" svg:width="0.085cm" svg:height="0.322cm" svg:x="4.127cm" svg:y="9.914cm" svg:viewBox="0 0 86 323" draw:points="43,0 0,323 86,323">
          <text:p/>
        </draw:polygon>
        <draw:polygon draw:style-name="gr4" draw:text-style-name="P2" draw:layer="layout" svg:width="0.085cm" svg:height="0.317cm" svg:x="4.127cm" svg:y="14.791cm" svg:viewBox="0 0 86 318" draw:points="43,0 43,318 86,0 0,0 43,318">
          <text:p/>
        </draw:polygon>
        <draw:polygon draw:style-name="gr3" draw:text-style-name="P1" draw:layer="layout" svg:width="0.085cm" svg:height="0.317cm" svg:x="4.127cm" svg:y="14.791cm" svg:viewBox="0 0 86 318" draw:points="43,318 86,0 0,0">
          <text:p/>
        </draw:polygon>
        <draw:frame draw:style-name="gr5" draw:text-style-name="P4" draw:layer="layout" svg:width="1.64cm" svg:height="0.336cm" svg:x="7.019cm" svg:y="14.524cm">
          <draw:text-box>
            <text:p text:style-name="P3"><text:span text:style-name="T1">100.00 mm</text:span></text:p>
          </draw:text-box>
        </draw:frame>
        <draw:frame draw:style-name="gr5" draw:text-style-name="P4" draw:layer="layout" svg:width="1.458cm" svg:height="0.336cm" draw:transform="rotate (1.5707963267949) translate (4.025cm 13.271cm)">
          <draw:text-box>
            <text:p text:style-name="P3"><text:span text:style-name="T1">65.00 mm</text:span></text:p>
          </draw:text-box>
        </draw:frame>
        <draw:path draw:style-name="gr3" draw:text-style-name="P1" draw:layer="layout" svg:width="3.517cm" svg:height="0cm" svg:x="17.593cm" svg:y="12.513cm" svg:viewBox="0 0 3518 0" svg:d="M0 0h2557M2879 0h639">
          <text:p/>
        </draw:path>
        <draw:polygon draw:style-name="gr4" draw:text-style-name="P2" draw:layer="layout" svg:width="0.317cm" svg:height="0.085cm" svg:x="17.276cm" svg:y="12.471cm" svg:viewBox="0 0 318 86" draw:points="318,43 0,43 318,86 318,0 0,43">
          <text:p/>
        </draw:polygon>
        <draw:polygon draw:style-name="gr3" draw:text-style-name="P1" draw:layer="layout" svg:width="0.317cm" svg:height="0.085cm" svg:x="17.276cm" svg:y="12.471cm" svg:viewBox="0 0 318 86" draw:points="0,43 318,86 318,0">
          <text:p/>
        </draw:polygon>
        <draw:polygon draw:style-name="gr4" draw:text-style-name="P2" draw:layer="layout" svg:width="0.322cm" svg:height="0.085cm" svg:x="20.15cm" svg:y="12.471cm" svg:viewBox="0 0 323 86" draw:points="0,43 323,43 0,0 0,86 323,43">
          <text:p/>
        </draw:polygon>
        <draw:polygon draw:style-name="gr3" draw:text-style-name="P1" draw:layer="layout" svg:width="0.322cm" svg:height="0.085cm" svg:x="20.15cm" svg:y="12.471cm" svg:viewBox="0 0 323 86" draw:points="323,43 0,0 0,86">
          <text:p/>
        </draw:polygon>
        <draw:polygon draw:style-name="gr4" draw:text-style-name="P2" draw:layer="layout" svg:width="0.004cm" svg:height="0.004cm" svg:x="18.872cm" svg:y="12.513cm" svg:viewBox="0 0 5 5" draw:points="0,0 0,5 5,5 5,0">
          <text:p/>
        </draw:polygon>
        <draw:frame draw:style-name="gr5" draw:text-style-name="P4" draw:layer="layout" svg:width="1.683cm" svg:height="0.336cm" svg:x="21.234cm" svg:y="12.365cm">
          <draw:text-box>
            <text:p text:style-name="P3"><text:span text:style-name="T1">Ø40.00 mm</text:span></text:p>
          </draw:text-box>
        </draw:frame>
        <draw:frame draw:style-name="gr5" draw:text-style-name="P4" draw:layer="layout" svg:width="0.283cm" svg:height="0.336cm" draw:transform="rotate (0.431096325242599) translate (19.558cm 16.216cm)">
          <draw:text-box>
            <text:p text:style-name="P3"><text:span text:style-name="T1">Ø</text:span></text:p>
          </draw:text-box>
        </draw:frame>
        <draw:frame draw:style-name="gr5" draw:text-style-name="P4" draw:layer="layout" svg:width="0.283cm" svg:height="0.336cm" draw:transform="rotate (0.431096325242599) translate (19.774cm 16.118cm)">
          <draw:text-box>
            <text:p text:style-name="P3"><text:span text:style-name="T1">6</text:span></text:p>
          </draw:text-box>
        </draw:frame>
        <draw:frame draw:style-name="gr5" draw:text-style-name="P4" draw:layer="layout" svg:width="0.283cm" svg:height="0.336cm" draw:transform="rotate (0.431096325242599) translate (19.947cm 16.038cm)">
          <draw:text-box>
            <text:p text:style-name="P3"><text:span text:style-name="T1">5</text:span></text:p>
          </draw:text-box>
        </draw:frame>
        <draw:frame draw:style-name="gr5" draw:text-style-name="P4" draw:layer="layout" svg:width="0.283cm" svg:height="0.336cm" draw:transform="rotate (0.431096325242599) translate (20.117cm 15.957cm)">
          <draw:text-box>
            <text:p text:style-name="P3"><text:span text:style-name="T1">.</text:span></text:p>
          </draw:text-box>
        </draw:frame>
        <draw:frame draw:style-name="gr5" draw:text-style-name="P4" draw:layer="layout" svg:width="0.283cm" svg:height="0.336cm" draw:transform="rotate (0.431096325242599) translate (20.206cm 15.919cm)">
          <draw:text-box>
            <text:p text:style-name="P3"><text:span text:style-name="T1">0</text:span></text:p>
          </draw:text-box>
        </draw:frame>
        <draw:frame draw:style-name="gr5" draw:text-style-name="P4" draw:layer="layout" svg:width="0.283cm" svg:height="0.336cm" draw:transform="rotate (0.431096325242599) translate (20.379cm 15.839cm)">
          <draw:text-box>
            <text:p text:style-name="P3"><text:span text:style-name="T1">0</text:span></text:p>
          </draw:text-box>
        </draw:frame>
        <draw:frame draw:style-name="gr5" draw:text-style-name="P4" draw:layer="layout" svg:width="0.283cm" svg:height="0.336cm" draw:transform="rotate (0.431096325242599) translate (20.549cm 15.758cm)">
          <draw:text-box>
            <text:p text:style-name="P3"><text:span text:style-name="T1"><text:s/></text:span></text:p>
          </draw:text-box>
        </draw:frame>
        <draw:frame draw:style-name="gr5" draw:text-style-name="P4" draw:layer="layout" svg:width="0.283cm" svg:height="0.336cm" draw:transform="rotate (0.431096325242599) translate (20.625cm 15.725cm)">
          <draw:text-box>
            <text:p text:style-name="P3"><text:span text:style-name="T1">m</text:span></text:p>
          </draw:text-box>
        </draw:frame>
        <draw:path draw:style-name="gr3" draw:text-style-name="P1" draw:layer="layout" svg:width="5.347cm" svg:height="2.464cm" svg:x="14.164cm" svg:y="16.399cm" svg:viewBox="0 0 5348 2465" svg:d="M0 2465l2070-953 2070-953M4428 424l293-136 627-288">
          <text:p/>
        </draw:path>
        <draw:polygon draw:style-name="gr4" draw:text-style-name="P2" draw:layer="layout" svg:width="0.305cm" svg:height="0.169cm" svg:x="13.876cm" svg:y="18.825cm" svg:viewBox="0 0 306 170" draw:points="289,39 0,170 306,77 272,0 0,170">
          <text:p/>
        </draw:polygon>
        <draw:polygon draw:style-name="gr3" draw:text-style-name="P1" draw:layer="layout" svg:width="0.305cm" svg:height="0.169cm" svg:x="13.876cm" svg:y="18.825cm" svg:viewBox="0 0 306 170" draw:points="0,170 306,77 272,0">
          <text:p/>
        </draw:polygon>
        <draw:polygon draw:style-name="gr4" draw:text-style-name="P2" draw:layer="layout" svg:width="0.309cm" svg:height="0.173cm" svg:x="18.283cm" svg:y="16.823cm" svg:viewBox="0 0 310 174" draw:points="21,136 310,0 0,98 38,174 310,0">
          <text:p/>
        </draw:polygon>
        <draw:polygon draw:style-name="gr3" draw:text-style-name="P1" draw:layer="layout" svg:width="0.309cm" svg:height="0.173cm" svg:x="18.283cm" svg:y="16.823cm" svg:viewBox="0 0 310 174" draw:points="310,0 0,98 38,174">
          <text:p/>
        </draw:polygon>
        <draw:polygon draw:style-name="gr4" draw:text-style-name="P2" draw:layer="layout" svg:width="0.005cm" svg:height="0.004cm" svg:x="16.234cm" svg:y="17.911cm" svg:viewBox="0 0 6 5" draw:points="0,0 0,5 6,5 6,0">
          <text:p/>
        </draw:polygon>
        <draw:frame draw:style-name="gr5" draw:text-style-name="P4" draw:layer="layout" svg:width="0.283cm" svg:height="0.336cm" draw:transform="rotate (0.431096325242599) translate (20.883cm 15.606cm)">
          <draw:text-box>
            <text:p text:style-name="P3"><text:span text:style-name="T1">m</text:span></text:p>
          </draw:text-box>
        </draw:frame>
        <draw:frame draw:style-name="gr5" draw:text-style-name="P4" draw:layer="layout" svg:width="0.283cm" svg:height="0.336cm" draw:transform="rotate (0.659734457253856) translate (8.034cm 16.594cm)">
          <draw:text-box>
            <text:p text:style-name="P3"><text:span text:style-name="T1">Ø</text:span></text:p>
          </draw:text-box>
        </draw:frame>
        <draw:frame draw:style-name="gr5" draw:text-style-name="P4" draw:layer="layout" svg:width="0.283cm" svg:height="0.336cm" draw:transform="rotate (0.659734457253856) translate (8.221cm 16.45cm)">
          <draw:text-box>
            <text:p text:style-name="P3"><text:span text:style-name="T1">3</text:span></text:p>
          </draw:text-box>
        </draw:frame>
        <draw:frame draw:style-name="gr5" draw:text-style-name="P4" draw:layer="layout" svg:width="0.283cm" svg:height="0.336cm" draw:transform="rotate (0.659734457253856) translate (8.373cm 16.331cm)">
          <draw:text-box>
            <text:p text:style-name="P3"><text:span text:style-name="T1">0</text:span></text:p>
          </draw:text-box>
        </draw:frame>
        <draw:frame draw:style-name="gr5" draw:text-style-name="P4" draw:layer="layout" svg:width="0.283cm" svg:height="0.336cm" draw:transform="rotate (0.659734457253856) translate (8.521cm 16.217cm)">
          <draw:text-box>
            <text:p text:style-name="P3"><text:span text:style-name="T1">.</text:span></text:p>
          </draw:text-box>
        </draw:frame>
        <draw:frame draw:style-name="gr5" draw:text-style-name="P4" draw:layer="layout" svg:width="0.283cm" svg:height="0.336cm" draw:transform="rotate (0.659734457253856) translate (8.597cm 16.158cm)">
          <draw:text-box>
            <text:p text:style-name="P3"><text:span text:style-name="T1">0</text:span></text:p>
          </draw:text-box>
        </draw:frame>
        <draw:frame draw:style-name="gr5" draw:text-style-name="P4" draw:layer="layout" svg:width="0.283cm" svg:height="0.336cm" draw:transform="rotate (0.659734457253856) translate (8.745cm 16.044cm)">
          <draw:text-box>
            <text:p text:style-name="P3"><text:span text:style-name="T1">0</text:span></text:p>
          </draw:text-box>
        </draw:frame>
        <draw:frame draw:style-name="gr5" draw:text-style-name="P4" draw:layer="layout" svg:width="0.283cm" svg:height="0.336cm" draw:transform="rotate (0.659734457253856) translate (8.894cm 15.925cm)">
          <draw:text-box>
            <text:p text:style-name="P3"><text:span text:style-name="T1"><text:s/></text:span></text:p>
          </draw:text-box>
        </draw:frame>
        <draw:frame draw:style-name="gr5" draw:text-style-name="P4" draw:layer="layout" svg:width="0.283cm" svg:height="0.336cm" draw:transform="rotate (0.659734457253856) translate (8.97cm 15.87cm)">
          <draw:text-box>
            <text:p text:style-name="P3"><text:span text:style-name="T1">m</text:span></text:p>
          </draw:text-box>
        </draw:frame>
        <draw:path draw:style-name="gr3" draw:text-style-name="P1" draw:layer="layout" svg:width="2.146cm" svg:height="1.663cm" svg:x="5.884cm" svg:y="16.785cm" svg:viewBox="0 0 2147 1664" svg:d="M0 1664l694-537 694-543M1643 389l254-195 250-194">
          <text:p/>
        </draw:path>
        <draw:polygon draw:style-name="gr4" draw:text-style-name="P2" draw:layer="layout" svg:width="0.279cm" svg:height="0.228cm" svg:x="5.63cm" svg:y="18.415cm" svg:viewBox="0 0 280 229" draw:points="255,33 0,229 280,67 229,0 0,229">
          <text:p/>
        </draw:polygon>
        <draw:polygon draw:style-name="gr3" draw:text-style-name="P1" draw:layer="layout" svg:width="0.279cm" svg:height="0.228cm" svg:x="5.63cm" svg:y="18.415cm" svg:viewBox="0 0 280 229" draw:points="0,229 280,67 229,0">
          <text:p/>
        </draw:polygon>
        <draw:polygon draw:style-name="gr4" draw:text-style-name="P2" draw:layer="layout" svg:width="0.279cm" svg:height="0.229cm" svg:x="7.247cm" svg:y="17.174cm" svg:viewBox="0 0 280 230" draw:points="25,196 280,0 0,166 51,230 280,0">
          <text:p/>
        </draw:polygon>
        <draw:polygon draw:style-name="gr3" draw:text-style-name="P1" draw:layer="layout" svg:width="0.279cm" svg:height="0.229cm" svg:x="7.247cm" svg:y="17.174cm" svg:viewBox="0 0 280 230" draw:points="280,0 0,166 51,230">
          <text:p/>
        </draw:polygon>
        <draw:polygon draw:style-name="gr4" draw:text-style-name="P2" draw:layer="layout" svg:width="0.004cm" svg:height="0.004cm" svg:x="6.578cm" svg:y="17.911cm" svg:viewBox="0 0 5 5" draw:points="0,0 0,5 5,5 5,0">
          <text:p/>
        </draw:polygon>
        <draw:frame draw:style-name="gr5" draw:text-style-name="P4" draw:layer="layout" svg:width="0.283cm" svg:height="0.336cm" draw:transform="rotate (0.659734457253856) translate (9.194cm 15.696cm)">
          <draw:text-box>
            <text:p text:style-name="P3"><text:span text:style-name="T1">m</text:span></text:p>
          </draw:text-box>
        </draw:frame>
        <draw:frame draw:style-name="gr5" draw:text-style-name="P4" draw:layer="layout" svg:width="0.283cm" svg:height="0.336cm" draw:transform="rotate (0.52010811709431) translate (9.419cm 16.112cm)">
          <draw:text-box>
            <text:p text:style-name="P3"><text:span text:style-name="T1">Ø</text:span></text:p>
          </draw:text-box>
        </draw:frame>
        <draw:frame draw:style-name="gr5" draw:text-style-name="P4" draw:layer="layout" svg:width="0.283cm" svg:height="0.336cm" draw:transform="rotate (0.52010811709431) translate (9.623cm 15.994cm)">
          <draw:text-box>
            <text:p text:style-name="P3"><text:span text:style-name="T1">6</text:span></text:p>
          </draw:text-box>
        </draw:frame>
        <draw:frame draw:style-name="gr5" draw:text-style-name="P4" draw:layer="layout" svg:width="0.283cm" svg:height="0.336cm" draw:transform="rotate (0.52010811709431) translate (9.788cm 15.9cm)">
          <draw:text-box>
            <text:p text:style-name="P3"><text:span text:style-name="T1">5</text:span></text:p>
          </draw:text-box>
        </draw:frame>
        <draw:frame draw:style-name="gr5" draw:text-style-name="P4" draw:layer="layout" svg:width="0.283cm" svg:height="0.336cm" draw:transform="rotate (0.52010811709431) translate (9.953cm 15.807cm)">
          <draw:text-box>
            <text:p text:style-name="P3"><text:span text:style-name="T1">.</text:span></text:p>
          </draw:text-box>
        </draw:frame>
        <draw:frame draw:style-name="gr5" draw:text-style-name="P4" draw:layer="layout" svg:width="0.283cm" svg:height="0.336cm" draw:transform="rotate (0.52010811709431) translate (10.033cm 15.756cm)">
          <draw:text-box>
            <text:p text:style-name="P3"><text:span text:style-name="T1">0</text:span></text:p>
          </draw:text-box>
        </draw:frame>
        <draw:frame draw:style-name="gr5" draw:text-style-name="P4" draw:layer="layout" svg:width="0.283cm" svg:height="0.336cm" draw:transform="rotate (0.52010811709431) translate (10.198cm 15.663cm)">
          <draw:text-box>
            <text:p text:style-name="P3"><text:span text:style-name="T1">0</text:span></text:p>
          </draw:text-box>
        </draw:frame>
        <draw:frame draw:style-name="gr5" draw:text-style-name="P4" draw:layer="layout" svg:width="0.283cm" svg:height="0.336cm" draw:transform="rotate (0.52010811709431) translate (10.364cm 15.57cm)">
          <draw:text-box>
            <text:p text:style-name="P3"><text:span text:style-name="T1"><text:s/></text:span></text:p>
          </draw:text-box>
        </draw:frame>
        <draw:frame draw:style-name="gr5" draw:text-style-name="P4" draw:layer="layout" svg:width="0.283cm" svg:height="0.336cm" draw:transform="rotate (0.52010811709431) translate (10.44cm 15.524cm)">
          <draw:text-box>
            <text:p text:style-name="P3"><text:span text:style-name="T1">m</text:span></text:p>
          </draw:text-box>
        </draw:frame>
        <draw:path draw:style-name="gr3" draw:text-style-name="P1" draw:layer="layout" svg:width="4.784cm" svg:height="2.743cm" svg:x="4.601cm" svg:y="16.298cm" svg:viewBox="0 0 4785 2744" svg:d="M0 2744l1977-1130 1978-1136M4230 322l280-161 275-161">
          <text:p/>
        </draw:path>
        <draw:polygon draw:style-name="gr4" draw:text-style-name="P2" draw:layer="layout" svg:width="0.296cm" svg:height="0.195cm" svg:x="4.326cm" svg:y="19.007cm" svg:viewBox="0 0 297 196" draw:points="276,34 0,196 297,72 254,0 0,196">
          <text:p/>
        </draw:polygon>
        <draw:polygon draw:style-name="gr3" draw:text-style-name="P1" draw:layer="layout" svg:width="0.296cm" svg:height="0.195cm" svg:x="4.326cm" svg:y="19.007cm" svg:viewBox="0 0 297 196" draw:points="0,196 297,72 254,0">
          <text:p/>
        </draw:polygon>
        <draw:polygon draw:style-name="gr4" draw:text-style-name="P2" draw:layer="layout" svg:width="0.296cm" svg:height="0.194cm" svg:x="8.534cm" svg:y="16.62cm" svg:viewBox="0 0 297 195" draw:points="21,156 297,0 0,122 42,195 297,0">
          <text:p/>
        </draw:polygon>
        <draw:polygon draw:style-name="gr3" draw:text-style-name="P1" draw:layer="layout" svg:width="0.296cm" svg:height="0.194cm" svg:x="8.534cm" svg:y="16.62cm" svg:viewBox="0 0 297 195" draw:points="297,0 0,122 42,195">
          <text:p/>
        </draw:polygon>
        <draw:polygon draw:style-name="gr4" draw:text-style-name="P2" draw:layer="layout" svg:width="0.004cm" svg:height="0.004cm" svg:x="6.578cm" svg:y="17.911cm" svg:viewBox="0 0 5 5" draw:points="0,0 0,5 5,5 5,0">
          <text:p/>
        </draw:polygon>
        <draw:frame draw:style-name="gr5" draw:text-style-name="P4" draw:layer="layout" svg:width="0.283cm" svg:height="0.336cm" draw:transform="rotate (0.52010811709431) translate (10.689cm 15.384cm)">
          <draw:text-box>
            <text:p text:style-name="P3"><text:span text:style-name="T1">m</text:span></text:p>
          </draw:text-box>
        </draw:frame>
        <draw:frame draw:style-name="gr5" draw:text-style-name="P4" draw:layer="layout" svg:width="0.283cm" svg:height="0.336cm" draw:transform="rotate (0.216420827247297) translate (21.33cm 18.416cm)">
          <draw:text-box>
            <text:p text:style-name="P3"><text:span text:style-name="T1">Ø</text:span></text:p>
          </draw:text-box>
        </draw:frame>
        <draw:frame draw:style-name="gr5" draw:text-style-name="P4" draw:layer="layout" svg:width="0.283cm" svg:height="0.336cm" draw:transform="rotate (0.216420827247297) translate (21.563cm 18.365cm)">
          <draw:text-box>
            <text:p text:style-name="P3"><text:span text:style-name="T1">4</text:span></text:p>
          </draw:text-box>
        </draw:frame>
        <draw:frame draw:style-name="gr5" draw:text-style-name="P4" draw:layer="layout" svg:width="0.283cm" svg:height="0.336cm" draw:transform="rotate (0.216420827247297) translate (21.745cm 18.323cm)">
          <draw:text-box>
            <text:p text:style-name="P3"><text:span text:style-name="T1">.</text:span></text:p>
          </draw:text-box>
        </draw:frame>
        <draw:frame draw:style-name="gr5" draw:text-style-name="P4" draw:layer="layout" svg:width="0.366cm" svg:height="0.336cm" draw:transform="rotate (0.216420827247297) translate (21.838cm 18.302cm)">
          <draw:text-box>
            <text:p text:style-name="P3"><text:span text:style-name="T1">95</text:span></text:p>
          </draw:text-box>
        </draw:frame>
        <draw:frame draw:style-name="gr5" draw:text-style-name="P4" draw:layer="layout" svg:width="0.283cm" svg:height="0.336cm" draw:transform="rotate (0.216420827247297) translate (22.3cm 18.2cm)">
          <draw:text-box>
            <text:p text:style-name="P3"><text:span text:style-name="T1">m</text:span></text:p>
          </draw:text-box>
        </draw:frame>
        <draw:polygon draw:style-name="gr4" draw:text-style-name="P2" draw:layer="layout" svg:width="0.004cm" svg:height="0.004cm" svg:x="19.604cm" svg:y="18.948cm" svg:viewBox="0 0 5 5" draw:points="0,0 0,5 5,5 5,0">
          <text:p/>
        </draw:polygon>
        <draw:line draw:style-name="gr3" draw:text-style-name="P1" draw:layer="layout" svg:x1="20.281cm" svg:y1="18.801cm" svg:x2="21.243cm" svg:y2="18.588cm">
          <text:p/>
        </draw:line>
        <draw:polygon draw:style-name="gr4" draw:text-style-name="P2" draw:layer="layout" svg:width="0.322cm" svg:height="0.11cm" svg:x="19.968cm" svg:y="18.757cm" svg:viewBox="0 0 323 111" draw:points="314,43 0,111 323,81 306,0 0,111">
          <text:p/>
        </draw:polygon>
        <draw:polygon draw:style-name="gr3" draw:text-style-name="P1" draw:layer="layout" svg:width="0.322cm" svg:height="0.11cm" svg:x="19.968cm" svg:y="18.757cm" svg:viewBox="0 0 323 111" draw:points="0,111 323,81 306,0">
          <text:p/>
        </draw:polygon>
        <draw:path draw:style-name="gr3" draw:text-style-name="P1" draw:layer="layout" svg:width="3.996cm" svg:height="3.992cm" svg:x="16.874cm" svg:y="10.515cm" svg:viewBox="0 0 3997 3993" svg:d="M3997 1998l-4-144M3993 1854l-17-139M3976 1715l-26-144M3950 1571l-34-136M3916 1435l-21-63M3772 1080l-21-38M3751 1042l-72-123M3679 919l-80-119M3599 800l-89-110M3510 690l-97-106M3413 584l-13-12M3154 368l-76-50M3078 318l-123-72M2955 246l-127-68M2828 178l-131-51M2697 127l-110-38M2278 17l-135-13M2143 4l-144-4M1999 0l-144 4M1855 4l-140 17M1715 21l-68 9M1338 110l-38 17M1300 127l-131 51M1169 178l-128 68M1041 246l-123 72M918 318l-118 80M800 398l-17 13M546 627l-60 63M486 690l-88 110M398 800l-81 119M317 919l-72 123M245 1042l-55 105M80 1444l-34 127M46 1571l-25 144M21 1715l-17 139M4 1854l-4 144M0 1998l4 72M38 2388l8 34M46 2422l34 139M80 2561l47 136M127 2697l55 131M182 2828l63 127M245 2955l13 25M436 3243l50 63M486 3306l98 102M584 3408l106 98M690 3506l110 93M800 3599l106 68M1182 3820l118 50M1300 3870l136 47M1436 3917l139 34M1575 3951l140 25M1715 3976l81 9M2113 3993h30M2143 3993l139-17M2282 3976l140-25M2422 3951l140-34M2562 3917l135-47M2697 3870l30-12M3015 3718l63-38M3078 3680l119-81M3197 3599l110-93M3307 3506l106-98M3413 3408l89-93M3692 3061l59-106M3751 2955l64-127M3815 2828l55-131M3870 2697l46-136M3916 2561l22-84M3988 2168l5-30M3993 2138l4-140">
          <text:p/>
        </draw:path>
        <draw:frame draw:style-name="gr5" draw:text-style-name="P4" draw:layer="layout" svg:width="0.283cm" svg:height="0.336cm" draw:transform="rotate (0.216420827247297) translate (22.575cm 18.141cm)">
          <draw:text-box>
            <text:p text:style-name="P3"><text:span text:style-name="T1">m</text:span></text:p>
          </draw:text-box>
        </draw:frame>
        <draw:frame draw:style-name="gr5" draw:text-style-name="P4" draw:layer="layout" svg:width="0.283cm" svg:height="0.336cm" draw:transform="rotate (0.375245789178781) translate (21.383cm 11.363cm)">
          <draw:text-box>
            <text:p text:style-name="P3"><text:span text:style-name="T1">Ø</text:span></text:p>
          </draw:text-box>
        </draw:frame>
        <draw:frame draw:style-name="gr5" draw:text-style-name="P4" draw:layer="layout" svg:width="0.283cm" svg:height="0.336cm" draw:transform="rotate (0.375245789178781) translate (21.604cm 11.274cm)">
          <draw:text-box>
            <text:p text:style-name="P3"><text:span text:style-name="T1">5</text:span></text:p>
          </draw:text-box>
        </draw:frame>
        <draw:frame draw:style-name="gr5" draw:text-style-name="P4" draw:layer="layout" svg:width="0.283cm" svg:height="0.336cm" draw:transform="rotate (0.375245789178781) translate (21.781cm 11.206cm)">
          <draw:text-box>
            <text:p text:style-name="P3"><text:span text:style-name="T1">0</text:span></text:p>
          </draw:text-box>
        </draw:frame>
        <draw:frame draw:style-name="gr5" draw:text-style-name="P4" draw:layer="layout" svg:width="0.283cm" svg:height="0.336cm" draw:transform="rotate (0.375245789178781) translate (21.959cm 11.134cm)">
          <draw:text-box>
            <text:p text:style-name="P3"><text:span text:style-name="T1">.</text:span></text:p>
          </draw:text-box>
        </draw:frame>
        <draw:frame draw:style-name="gr5" draw:text-style-name="P4" draw:layer="layout" svg:width="0.283cm" svg:height="0.336cm" draw:transform="rotate (0.375245789178781) translate (22.048cm 11.1cm)">
          <draw:text-box>
            <text:p text:style-name="P3"><text:span text:style-name="T1">0</text:span></text:p>
          </draw:text-box>
        </draw:frame>
        <draw:frame draw:style-name="gr5" draw:text-style-name="P4" draw:layer="layout" svg:width="0.283cm" svg:height="0.336cm" draw:transform="rotate (0.375245789178781) translate (22.226cm 11.033cm)">
          <draw:text-box>
            <text:p text:style-name="P3"><text:span text:style-name="T1">0</text:span></text:p>
          </draw:text-box>
        </draw:frame>
        <draw:frame draw:style-name="gr5" draw:text-style-name="P4" draw:layer="layout" svg:width="0.283cm" svg:height="0.336cm" draw:transform="rotate (0.375245789178781) translate (22.404cm 10.961cm)">
          <draw:text-box>
            <text:p text:style-name="P3"><text:span text:style-name="T1"><text:s/></text:span></text:p>
          </draw:text-box>
        </draw:frame>
        <draw:frame draw:style-name="gr5" draw:text-style-name="P4" draw:layer="layout" svg:width="0.283cm" svg:height="0.336cm" draw:transform="rotate (0.375245789178781) translate (22.48cm 10.931cm)">
          <draw:text-box>
            <text:p text:style-name="P3"><text:span text:style-name="T1">m</text:span></text:p>
          </draw:text-box>
        </draw:frame>
        <draw:path draw:style-name="gr3" draw:text-style-name="P1" draw:layer="layout" svg:width="4.017cm" svg:height="1.583cm" svg:x="17.31cm" svg:y="11.544cm" svg:viewBox="0 0 4018 1584" svg:d="M0 1584l1563-614 1562-618M3421 237l296-119 301-118">
          <text:p/>
        </draw:path>
        <draw:polygon draw:style-name="gr4" draw:text-style-name="P2" draw:layer="layout" svg:width="0.314cm" svg:height="0.157cm" svg:x="17.013cm" svg:y="13.089cm" svg:viewBox="0 0 315 158" draw:points="298,38 0,158 315,76 285,0 0,158">
          <text:p/>
        </draw:polygon>
        <draw:polygon draw:style-name="gr3" draw:text-style-name="P1" draw:layer="layout" svg:width="0.314cm" svg:height="0.157cm" svg:x="17.013cm" svg:y="13.089cm" svg:viewBox="0 0 315 158" draw:points="0,158 315,76 285,0">
          <text:p/>
        </draw:polygon>
        <draw:polygon draw:style-name="gr4" draw:text-style-name="P2" draw:layer="layout" svg:width="0.313cm" svg:height="0.152cm" svg:x="20.417cm" svg:y="11.781cm" svg:viewBox="0 0 314 153" draw:points="17,114 314,0 0,76 34,153 314,0">
          <text:p/>
        </draw:polygon>
        <draw:polygon draw:style-name="gr3" draw:text-style-name="P1" draw:layer="layout" svg:width="0.313cm" svg:height="0.152cm" svg:x="20.417cm" svg:y="11.781cm" svg:viewBox="0 0 314 153" draw:points="314,0 0,76 34,153">
          <text:p/>
        </draw:polygon>
        <draw:polygon draw:style-name="gr4" draw:text-style-name="P2" draw:layer="layout" svg:width="0.004cm" svg:height="0.004cm" svg:x="18.872cm" svg:y="12.513cm" svg:viewBox="0 0 5 5" draw:points="0,0 0,5 5,5 5,0">
          <text:p/>
        </draw:polygon>
        <draw:frame draw:style-name="gr5" draw:text-style-name="P4" draw:layer="layout" svg:width="0.283cm" svg:height="0.336cm" draw:transform="rotate (0.375245789178781) translate (22.747cm 10.825cm)">
          <draw:text-box>
            <text:p text:style-name="P3"><text:span text:style-name="T1">m</text:span></text:p>
          </draw:text-box>
        </draw:frame>
        <draw:frame draw:style-name="gr5" draw:text-style-name="P4" draw:layer="layout" svg:width="0.283cm" svg:height="0.336cm" draw:transform="rotate (0.00174532925199433) translate (8.665cm 10.663cm)">
          <draw:text-box>
            <text:p text:style-name="P3"><text:span text:style-name="T1">T</text:span></text:p>
          </draw:text-box>
        </draw:frame>
        <draw:frame draw:style-name="gr5" draw:text-style-name="P4" draw:layer="layout" svg:width="0.283cm" svg:height="0.336cm" draw:transform="rotate (0.00174532925199433) translate (8.868cm 10.663cm)">
          <draw:text-box>
            <text:p text:style-name="P3"><text:span text:style-name="T1">a</text:span></text:p>
          </draw:text-box>
        </draw:frame>
        <draw:frame draw:style-name="gr5" draw:text-style-name="P4" draw:layer="layout" svg:width="0.283cm" svg:height="0.336cm" draw:transform="rotate (0.00174532925199433) translate (9.059cm 10.663cm)">
          <draw:text-box>
            <text:p text:style-name="P3"><text:span text:style-name="T1">p</text:span></text:p>
          </draw:text-box>
        </draw:frame>
        <draw:frame draw:style-name="gr5" draw:text-style-name="P4" draw:layer="layout" svg:width="0.283cm" svg:height="0.336cm" draw:transform="rotate (0.00174532925199433) translate (9.249cm 10.663cm)">
          <draw:text-box>
            <text:p text:style-name="P3"><text:span text:style-name="T1"><text:s/></text:span></text:p>
          </draw:text-box>
        </draw:frame>
        <draw:frame draw:style-name="gr5" draw:text-style-name="P4" draw:layer="layout" svg:width="0.283cm" svg:height="0.336cm" draw:transform="rotate (0.00174532925199433) translate (9.343cm 10.663cm)">
          <draw:text-box>
            <text:p text:style-name="P3"><text:span text:style-name="T1">M</text:span></text:p>
          </draw:text-box>
        </draw:frame>
        <draw:frame draw:style-name="gr5" draw:text-style-name="P4" draw:layer="layout" svg:width="0.283cm" svg:height="0.336cm" draw:transform="rotate (0.00174532925199433) translate (9.609cm 10.659cm)">
          <draw:text-box>
            <text:p text:style-name="P3"><text:span text:style-name="T1">5</text:span></text:p>
          </draw:text-box>
        </draw:frame>
        <draw:frame draw:style-name="gr5" draw:text-style-name="P4" draw:layer="layout" svg:width="0.283cm" svg:height="0.336cm" draw:transform="rotate (0.00174532925199433) translate (9.8cm 10.659cm)">
          <draw:text-box>
            <text:p text:style-name="P3"><text:span text:style-name="T1"><text:s/></text:span></text:p>
          </draw:text-box>
        </draw:frame>
        <draw:frame draw:style-name="gr5" draw:text-style-name="P4" draw:layer="layout" svg:width="0.283cm" svg:height="0.336cm" draw:transform="rotate (0.00174532925199433) translate (9.893cm 10.659cm)">
          <draw:text-box>
            <text:p text:style-name="P3"><text:span text:style-name="T1">x</text:span></text:p>
          </draw:text-box>
        </draw:frame>
        <draw:frame draw:style-name="gr5" draw:text-style-name="P4" draw:layer="layout" svg:width="0.283cm" svg:height="0.336cm" draw:transform="rotate (0.00174532925199433) translate (10.083cm 10.659cm)">
          <draw:text-box>
            <text:p text:style-name="P3"><text:span text:style-name="T1"><text:s/></text:span></text:p>
          </draw:text-box>
        </draw:frame>
        <draw:frame draw:style-name="gr5" draw:text-style-name="P4" draw:layer="layout" svg:width="0.283cm" svg:height="0.336cm" draw:transform="rotate (0.00174532925199433) translate (10.176cm 10.659cm)">
          <draw:text-box>
            <text:p text:style-name="P3"><text:span text:style-name="T1">0</text:span></text:p>
          </draw:text-box>
        </draw:frame>
        <draw:frame draw:style-name="gr5" draw:text-style-name="P4" draw:layer="layout" svg:width="0.283cm" svg:height="0.336cm" draw:transform="rotate (0.00174532925199433) translate (10.363cm 10.659cm)">
          <draw:text-box>
            <text:p text:style-name="P3"><text:span text:style-name="T1">.</text:span></text:p>
          </draw:text-box>
        </draw:frame>
        <draw:frame draw:style-name="gr5" draw:text-style-name="P4" draw:layer="layout" svg:width="0.283cm" svg:height="0.336cm" draw:transform="rotate (0.00174532925199433) translate (10.46cm 10.659cm)">
          <draw:text-box>
            <text:p text:style-name="P3"><text:span text:style-name="T1">8</text:span></text:p>
          </draw:text-box>
        </draw:frame>
        <draw:frame draw:style-name="gr5" draw:text-style-name="P4" draw:layer="layout" svg:width="0.283cm" svg:height="0.336cm" draw:transform="rotate (0.00174532925199433) translate (10.651cm 10.659cm)">
          <draw:text-box>
            <text:p text:style-name="P3"><text:span text:style-name="T1"><text:s/></text:span></text:p>
          </draw:text-box>
        </draw:frame>
        <draw:frame draw:style-name="gr5" draw:text-style-name="P4" draw:layer="layout" svg:width="0.283cm" svg:height="0.336cm" draw:transform="rotate (0.00174532925199433) translate (10.744cm 10.659cm)">
          <draw:text-box>
            <text:p text:style-name="P3"><text:span text:style-name="T1">m</text:span></text:p>
          </draw:text-box>
        </draw:frame>
        <draw:line draw:style-name="gr3" draw:text-style-name="P1" draw:layer="layout" svg:x1="8.128cm" svg:y1="10.811cm" svg:x2="8.542cm" svg:y2="10.811cm">
          <text:p/>
        </draw:line>
        <draw:polygon draw:style-name="gr4" draw:text-style-name="P2" draw:layer="layout" svg:width="0.322cm" svg:height="0.081cm" svg:x="7.806cm" svg:y="10.773cm" svg:viewBox="0 0 323 82" draw:points="323,38 0,43 323,82 323,0 0,43">
          <text:p/>
        </draw:polygon>
        <draw:polygon draw:style-name="gr3" draw:text-style-name="P1" draw:layer="layout" svg:width="0.322cm" svg:height="0.081cm" svg:x="7.806cm" svg:y="10.773cm" svg:viewBox="0 0 323 82" draw:points="0,43 323,82 323,0">
          <text:p/>
        </draw:polygon>
        <draw:frame draw:style-name="gr5" draw:text-style-name="P4" draw:layer="layout" svg:width="0.283cm" svg:height="0.336cm" draw:transform="rotate (0.00174532925199433) translate (11.027cm 10.659cm)">
          <draw:text-box>
            <text:p text:style-name="P3"><text:span text:style-name="T1">m</text:span></text:p>
          </draw:text-box>
        </draw:frame>
        <draw:frame draw:style-name="gr5" draw:text-style-name="P4" draw:layer="layout" svg:width="4.197cm" svg:height="0.336cm" svg:x="18.644cm" svg:y="5.49cm">
          <draw:text-box>
            <text:p text:style-name="P3"><text:span text:style-name="T1">Press in Neodymium Magnets</text:span></text:p>
          </draw:text-box>
        </draw:frame>
        <draw:polyline draw:style-name="gr3" draw:text-style-name="P1" draw:layer="layout" svg:width="0.609cm" svg:height="0.851cm" svg:x="17.911cm" svg:y="5.782cm" svg:viewBox="0 0 610 852" draw:points="0,852 433,0 610,0">
          <text:p/>
        </draw:polyline>
        <draw:polygon draw:style-name="gr4" draw:text-style-name="P2" draw:layer="layout" svg:width="0.182cm" svg:height="0.305cm" svg:x="17.767cm" svg:y="6.616cm" svg:viewBox="0 0 183 306" draw:points="144,17 0,306 183,38 106,0 0,306">
          <text:p/>
        </draw:polygon>
        <draw:polygon draw:style-name="gr3" draw:text-style-name="P1" draw:layer="layout" svg:width="0.182cm" svg:height="0.305cm" svg:x="17.767cm" svg:y="6.616cm" svg:viewBox="0 0 183 306" draw:points="0,306 183,38 106,0">
          <text:p/>
        </draw:polygon>
        <draw:frame draw:style-name="gr5" draw:text-style-name="P4" draw:layer="layout" svg:width="4.197cm" svg:height="0.336cm" svg:x="18.644cm" svg:y="5.828cm">
          <draw:text-box>
            <text:p text:style-name="P3"><text:span text:style-name="T1">6mm dia. x 6 mm Height - 2X</text:span></text:p>
          </draw:text-box>
        </draw:frame>
        <draw:frame draw:style-name="gr5" draw:text-style-name="P4" draw:layer="layout" svg:width="4.197cm" svg:height="0.336cm" svg:x="19.321cm" svg:y="17.097cm">
          <draw:text-box>
            <text:p text:style-name="P3"><text:span text:style-name="T1">Press in Neodymium Magnets</text:span></text:p>
          </draw:text-box>
        </draw:frame>
        <draw:polyline draw:style-name="gr3" draw:text-style-name="P1" draw:layer="layout" svg:width="4.255cm" svg:height="1.38cm" svg:x="14.943cm" svg:y="17.386cm" svg:viewBox="0 0 4256 1381" draw:points="0,1381 3112,0 4256,0">
          <text:p/>
        </draw:polyline>
        <draw:polygon draw:style-name="gr4" draw:text-style-name="P2" draw:layer="layout" svg:width="0.309cm" svg:height="0.169cm" svg:x="14.651cm" svg:y="18.728cm" svg:viewBox="0 0 310 170" draw:points="293,38 0,170 310,76 276,0 0,170">
          <text:p/>
        </draw:polygon>
        <draw:polygon draw:style-name="gr3" draw:text-style-name="P1" draw:layer="layout" svg:width="0.309cm" svg:height="0.169cm" svg:x="14.651cm" svg:y="18.728cm" svg:viewBox="0 0 310 170" draw:points="0,170 310,76 276,0">
          <text:p/>
        </draw:polygon>
        <draw:frame draw:style-name="gr5" draw:text-style-name="P4" draw:layer="layout" svg:width="4.197cm" svg:height="0.336cm" svg:x="19.321cm" svg:y="17.436cm">
          <draw:text-box>
            <text:p text:style-name="P3"><text:span text:style-name="T1">6mm dia. x 6 mm Height - 3X</text:span></text:p>
          </draw:text-box>
        </draw:frame>
        <draw:frame draw:style-name="gr6" draw:text-style-name="P5" draw:layer="layout" svg:width="12.147cm" svg:height="0.56cm" svg:x="7.897cm" svg:y="2.633cm">
          <draw:text-box>
            <text:p text:style-name="P3"><text:span text:style-name="T2">Optics Bench Stands &amp; Lens Holder Layout (Rev A)</text:span></text:p>
          </draw:text-box>
        </draw:frame>
        <draw:frame draw:style-name="gr6" draw:text-style-name="P5" draw:layer="layout" svg:width="10.547cm" svg:height="0.56cm" svg:x="8.697cm" svg:y="3.48cm">
          <draw:text-box>
            <text:p text:style-name="P3"><text:span text:style-name="T2">Material 1/4" Acrylic (Nominal 0.220 inches)</text:span></text:p>
          </draw:text-box>
        </draw:frame>
        <draw:frame draw:style-name="gr7" draw:text-style-name="P6" draw:layer="layout" svg:width="17.723cm" svg:height="1.123cm" svg:x="5.109cm" svg:y="1.241cm">
          <draw:text-box>
            <text:p text:style-name="P3"><text:span text:style-name="T3">MakeitLabs <text:s/>- <text:s/>Lasercut Optics Bench</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1" svg:font-family="'Arial Black'"/>
    <style:font-face style:name="Arial Black" svg:font-family="'Arial Black'"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9-24T20:38:39.901271080</dc:date>
    <dc:creator>Kibaro </dc:creator>
    <meta:editing-duration>PT6M23S</meta:editing-duration>
    <meta:editing-cycles>1</meta:editing-cycles>
    <meta:document-statistic meta:object-count="186"/>
    <meta:generator>LibreOffice/5.0.3.2$Linux_X86_64 LibreOffice_project/00m0$Build-2</meta:generator>
  </office:meta>
</office:document-meta>
</file>